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1f4" officeooo:paragraph-rsid="001061f4"/>
    </style:style>
    <style:style style:name="P2" style:family="paragraph" style:parent-style-name="Standard">
      <style:paragraph-properties fo:text-align="justify" style:justify-single-word="false"/>
      <style:text-properties officeooo:rsid="001061f4" officeooo:paragraph-rsid="001061f4"/>
    </style:style>
    <style:style style:name="P3" style:family="paragraph" style:parent-style-name="Standard">
      <style:text-properties fo:font-size="14pt" officeooo:rsid="001401f0" officeooo:paragraph-rsid="001401f0" style:font-size-asian="14pt" style:font-size-complex="14pt"/>
    </style:style>
    <style:style style:name="P4" style:family="paragraph" style:parent-style-name="Standard">
      <style:text-properties fo:font-size="14pt" fo:font-weight="bold" officeooo:rsid="001061f4" officeooo:paragraph-rsid="001061f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25e92" officeooo:paragraph-rsid="001061f4"/>
    </style:style>
    <style:style style:name="P6" style:family="paragraph" style:parent-style-name="Standard">
      <style:text-properties officeooo:rsid="00125e92" officeooo:paragraph-rsid="00125e92"/>
    </style:style>
    <style:style style:name="P7" style:family="paragraph" style:parent-style-name="Standard">
      <style:text-properties officeooo:rsid="001401f0" officeooo:paragraph-rsid="001401f0"/>
    </style:style>
    <style:style style:name="P8" style:family="paragraph" style:parent-style-name="Standard">
      <style:text-properties officeooo:rsid="0014695c" officeooo:paragraph-rsid="0014695c"/>
    </style:style>
    <style:style style:name="P9" style:family="paragraph" style:parent-style-name="Standard">
      <style:text-properties officeooo:rsid="0015448f" officeooo:paragraph-rsid="0015448f"/>
    </style:style>
    <style:style style:name="P10" style:family="paragraph" style:parent-style-name="Standard">
      <style:text-properties officeooo:rsid="0015d055" officeooo:paragraph-rsid="0015d055"/>
    </style:style>
    <style:style style:name="P11" style:family="paragraph" style:parent-style-name="Standard">
      <style:text-properties officeooo:rsid="0015d055" officeooo:paragraph-rsid="00165796"/>
    </style:style>
    <style:style style:name="P12" style:family="paragraph" style:parent-style-name="Standard" style:list-style-name="L1">
      <style:text-properties officeooo:rsid="00165796" officeooo:paragraph-rsid="00165796"/>
    </style:style>
    <style:style style:name="P13" style:family="paragraph" style:parent-style-name="Standard" style:list-style-name="L1">
      <style:text-properties officeooo:rsid="0015d055" officeooo:paragraph-rsid="00165796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paragraph-rsid="00181ca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1f0" style:font-weight-asian="bold" style:font-weight-complex="bold"/>
    </style:style>
    <style:style style:name="T3" style:family="text">
      <style:text-properties officeooo:rsid="00125e92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401f0" style:font-size-asian="14pt" style:font-weight-asian="bold" style:font-size-complex="14pt" style:font-weight-complex="bold"/>
    </style:style>
    <style:style style:name="T6" style:family="text">
      <style:text-properties officeooo:rsid="0014695c"/>
    </style:style>
    <style:style style:name="T7" style:family="text">
      <style:text-properties officeooo:rsid="0015d055"/>
    </style:style>
    <style:style style:name="T8" style:family="text">
      <style:text-properties officeooo:rsid="00165796"/>
    </style:style>
    <style:style style:name="T9" style:family="text">
      <style:text-properties officeooo:rsid="00181c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odule ReV 2016P- projet</text:p>
      <text:p text:style-name="P14">Le musée de la ville d'Ys – partie <text:span text:style-name="T9">2</text:span></text:p>
      <text:p text:style-name="Standard"/>
      <text:p text:style-name="P4">Exercice 1</text:p>
      <text:p text:style-name="P1"/>
      <text:p text:style-name="P1">On souhaite proposer un mécanisme de navigation dans l'environnement 3d. Ce mécanisme repose sur l'utilisation d'amers, i.e d'objets remarquables reconnaissables en tant que tels. Ces objets sont placés de façon à ce que à partir de l'un d'entre eux au moins un autre soit visible. </text:p>
      <text:p text:style-name="P1"/>
      <text:p text:style-name="P1"><text:span text:style-name="T1">Question 1</text:span> En désignant l'un de ces amers l'utilisateur déclenche un déplacement vers celui-ci (steering). <text:s/>Le déplacement s'interrompt à 0.5 m de l'amer.</text:p>
      <text:p text:style-name="P1"/>
      <text:p text:style-name="P1"><text:span text:style-name="T1">Question 2</text:span> Donnez le moyen à l'utilisateur d'interrompre s'il le souhaite ce déplacement.</text:p>
      <text:p text:style-name="P1"/>
      <text:p text:style-name="P1"><text:span text:style-name="T1">Question 3</text:span> Donnez la possibilité à l'utilisateur de changer la direction de son regard sans que cela modifie son déplacement.</text:p>
      <text:p text:style-name="P1"/>
      <text:p text:style-name="P7"/>
      <text:p text:style-name="P1"/>
      <text:p text:style-name="P1"><text:span text:style-name="T4">Exercice </text:span><text:span text:style-name="T5">2</text:span></text:p>
      <text:p text:style-name="P1"/>
      <text:p text:style-name="P1">On souhaite, sur certains événements, déclencher des présentations.</text:p>
      <text:p text:style-name="P1"/>
      <text:p text:style-name="P1"><text:span text:style-name="T1">Question 1</text:span> Lorsque l'utilisateur regarde un objet (en particulier un tableau), il déclenche l'exécution d'un fichier son qui décrit cet objet. Cette description s'arr<text:span text:style-name="T3">ê</text:span>te lorsque l'utilisateur ne regarde plus cet objet.</text:p>
      <text:p text:style-name="P1"/>
      <text:p text:style-name="P7"><text:span text:style-name="T1">Question 2</text:span> Lorsque l'utilisateur regarde un objet modifiez son éclairage de façon à ce que cet objet et ceux qui sont proches de lui soit mieux éclairés que le reste du musée.</text:p>
      <text:p text:style-name="P1"/>
      <text:p text:style-name="P2"><text:span text:style-name="T1">Question </text:span><text:span text:style-name="T2">3</text:span> La projection d'un film se déclenc<text:span text:style-name="T3">h</text:span>e dès que l'utilisateur pénètre dans la salle de projection. <text:span text:style-name="T6">Sur le même principe proposez des ambiances sonores associées aux différents lieux de votre scène.</text:span></text:p>
      <text:p text:style-name="P1"/>
      <text:p text:style-name="P1"/>
      <text:p text:style-name="P3"><text:span text:style-name="T1">Exercice 3</text:span> </text:p>
      <text:p text:style-name="P3"/>
      <text:p text:style-name="P9">On souhaite introduire une notion de parcours dans le musée <text:span text:style-name="T7">reposant sur les amers de la façon suivante : </text:span></text:p>
      <text:p text:style-name="P10">La réalisation d'un parcours est le passage par un ensemble d'amers</text:p>
      <text:p text:style-name="P10">A chaque amer correspond une liste des amers suivants dans un parcours <text:span text:style-name="T8">ainsi qu'une liste des objets les plus intéressants à partir de ce point.</text:span></text:p>
      <text:p text:style-name="P10"/>
      <text:p text:style-name="P11">Le guidage s'effectue de la façon suivante : à chaque fois qu'un visiteur atteint un amer </text:p>
      <text:p text:style-name="P11"/>
      <text:list xml:id="list2824200784375680827" text:style-name="L1">
        <text:list-item>
          <text:p text:style-name="P12">les objets associés à cet amer sont mieux éclairés que les autres</text:p>
        </text:list-item>
        <text:list-item>
          <text:p text:style-name="P13">les amers suivants <text:s/>potentiels se signalent <text:span text:style-name="T8">au visiteur</text:span> en changeant de couleur. Ils reviendront à leur couleur initiale par la suite.</text:p>
        </text:list-item>
      </text:list>
      <text:p text:style-name="P8"/>
      <text:p text:style-name="P5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6-03-31T23:11:12.535928257</meta:creation-date>
    <dc:date>2016-04-01T10:31:04.355068837</dc:date>
    <meta:editing-duration>PT1H16M8S</meta:editing-duration>
    <meta:editing-cycles>5</meta:editing-cycles>
    <meta:generator>LibreOffice/4.2.8.2$Linux_X86_64 LibreOffice_project/420$Build-2</meta:generator>
    <meta:document-statistic meta:table-count="0" meta:image-count="0" meta:object-count="0" meta:page-count="2" meta:paragraph-count="19" meta:word-count="328" meta:character-count="2014" meta:non-whitespace-character-count="1700"/>
  </office:meta>
</office:document-meta>
</file>